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4.39pt" svg:y="93.94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table:number-columns-repeated="98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table:number-columns-repeated="98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1">00/00/0000</text:date>, <text:time style:data-style-name="N2" text:time-value="18:33:38.889166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01T16:00:20.201049914</dc:date>
    <meta:editing-duration>P18DT22H34M30S</meta:editing-duration>
    <meta:editing-cycles>50</meta:editing-cycles>
    <meta:generator>LibreOffice/5.1.6.2$Linux_X86_64 LibreOffice_project/10m0$Build-2</meta:generator>
    <meta:document-statistic meta:table-count="1" meta:cell-count="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216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